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/>
      <style:text-properties officeooo:paragraph-rsid="00282f93" style:language-asian="en" style:country-asian="IN"/>
    </style:style>
    <style:style style:name="P2" style:family="paragraph" style:parent-style-name="Standard">
      <style:text-properties officeooo:rsid="001d4adf" officeooo:paragraph-rsid="00224d94"/>
    </style:style>
    <style:style style:name="P3" style:family="paragraph" style:parent-style-name="Standard">
      <style:text-properties fo:color="#0084d1" fo:font-weight="bold" officeooo:rsid="001d4adf" officeooo:paragraph-rsid="00224d9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84d1" fo:font-size="14pt" fo:font-weight="bold" officeooo:rsid="001d4adf" officeooo:paragraph-rsid="001d4adf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1ef096" officeooo:paragraph-rsid="001ef09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c9b97" officeooo:paragraph-rsid="002c9b97" style:font-weight-asian="bold" style:font-weight-complex="bold"/>
    </style:style>
    <style:style style:name="P7" style:family="paragraph" style:parent-style-name="Standard">
      <style:text-properties style:text-underline-style="none" officeooo:rsid="0021586d" officeooo:paragraph-rsid="0021586d"/>
    </style:style>
    <style:style style:name="P8" style:family="paragraph" style:parent-style-name="Standard">
      <style:text-properties style:text-underline-style="none" officeooo:rsid="0021586d" officeooo:paragraph-rsid="002bc523"/>
    </style:style>
    <style:style style:name="P9" style:family="paragraph" style:parent-style-name="Standard">
      <style:text-properties style:text-underline-style="none" fo:font-weight="normal" officeooo:rsid="002bc523" officeooo:paragraph-rsid="002bc523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2ae0b8" officeooo:paragraph-rsid="002ae0b8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bc523" officeooo:paragraph-rsid="002bc52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190e68" officeooo:paragraph-rsid="0021586d"/>
    </style:style>
    <style:style style:name="P13" style:family="paragraph" style:parent-style-name="Standard">
      <style:paragraph-properties fo:text-align="center" style:justify-single-word="false"/>
      <style:text-properties officeooo:rsid="00190e68" officeooo:paragraph-rsid="00224d94"/>
    </style:style>
    <style:style style:name="P14" style:family="paragraph" style:parent-style-name="Standard">
      <style:paragraph-properties fo:text-align="center" style:justify-single-word="false"/>
      <style:text-properties officeooo:rsid="00190e68" officeooo:paragraph-rsid="00237597"/>
    </style:style>
    <style:style style:name="P15" style:family="paragraph" style:parent-style-name="Standard">
      <style:text-properties officeooo:rsid="00190e68" officeooo:paragraph-rsid="00224d94"/>
    </style:style>
    <style:style style:name="P16" style:family="paragraph" style:parent-style-name="Standard">
      <style:text-properties fo:color="#000000" style:font-name="Monospace" fo:font-size="10pt" style:text-underline-style="solid" style:text-underline-width="auto" style:text-underline-color="font-color" fo:font-weight="normal" officeooo:rsid="00205d16" officeooo:paragraph-rsid="0021586d" style:font-size-asian="10pt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d4adf" officeooo:paragraph-rsid="0021586d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90e68" officeooo:paragraph-rsid="0021586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90e68" officeooo:paragraph-rsid="002bc523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officeooo:rsid="00190e68" officeooo:paragraph-rsid="0021586d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officeooo:rsid="00190e68" officeooo:paragraph-rsid="002bc523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d4adf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5" style:family="paragraph" style:parent-style-name="Standard">
      <style:text-properties fo:color="#000000" style:font-name="Monospace" fo:font-size="10pt" style:text-underline-style="none" officeooo:rsid="0021586d" officeooo:paragraph-rsid="0021586d" style:font-size-asian="10pt"/>
    </style:style>
    <style:style style:name="P26" style:family="paragraph" style:parent-style-name="Standard">
      <style:text-properties fo:color="#000000" style:font-name="Monospace" fo:font-size="10pt" style:text-underline-style="none" fo:font-weight="normal" officeooo:rsid="002bc523" officeooo:paragraph-rsid="002bc523" style:font-size-asian="10pt" style:font-weight-asian="normal" style:font-weight-complex="normal"/>
    </style:style>
    <style:style style:name="P27" style:family="paragraph" style:parent-style-name="Standard">
      <style:text-properties fo:color="#000000" style:font-name="Monospace" fo:font-size="10pt" fo:font-weight="bold" officeooo:rsid="001d4adf" officeooo:paragraph-rsid="00224d94" style:font-size-asian="10pt" style:font-weight-asian="bold" style:font-weight-complex="bold"/>
    </style:style>
    <style:style style:name="P28" style:family="paragraph" style:parent-style-name="Standard">
      <style:text-properties fo:color="#000000" style:font-name="Monospace" fo:font-size="10pt" officeooo:rsid="00190e68" officeooo:paragraph-rsid="00224d94" style:font-size-asian="10pt"/>
    </style:style>
    <style:style style:name="P29" style:family="paragraph" style:parent-style-name="Standard">
      <style:paragraph-properties fo:text-align="center" style:justify-single-word="false"/>
      <style:text-properties style:text-underline-style="none" officeooo:rsid="0021586d" officeooo:paragraph-rsid="0021586d"/>
    </style:style>
    <style:style style:name="P30" style:family="paragraph" style:parent-style-name="Standard">
      <style:paragraph-properties fo:text-align="center" style:justify-single-word="false"/>
      <style:text-properties style:text-underline-style="none" officeooo:rsid="0021586d" officeooo:paragraph-rsid="00224d94"/>
    </style:style>
    <style:style style:name="P31" style:family="paragraph" style:parent-style-name="Standard">
      <style:paragraph-properties fo:text-align="center" style:justify-single-word="false"/>
      <style:text-properties style:text-underline-style="none" officeooo:rsid="0021586d" officeooo:paragraph-rsid="00237597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bc523" style:font-size-asian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d4adf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90e68" officeooo:paragraph-rsid="002bc523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90e68" officeooo:paragraph-rsid="002e1eff" style:font-size-asian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officeooo:paragraph-rsid="002bc523" style:font-size-asian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officeooo:rsid="00190e68" officeooo:paragraph-rsid="002bc523" style:font-size-asian="10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officeooo:rsid="00190e68" officeooo:paragraph-rsid="0021586d" style:font-size-asian="10pt"/>
    </style:style>
    <style:style style:name="T1" style:family="text">
      <style:text-properties officeooo:rsid="002deb61"/>
    </style:style>
    <style:style style:name="T2" style:family="text">
      <style:text-properties officeooo:rsid="001ef096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2ae0b8" style:font-size-asian="10pt"/>
    </style:style>
    <style:style style:name="T5" style:family="text">
      <style:text-properties fo:color="#000000" style:font-name="Monospace" fo:font-size="10pt" style:text-underline-style="none" officeooo:rsid="0021586d" style:font-size-asian="10pt"/>
    </style:style>
    <style:style style:name="T6" style:family="text">
      <style:text-properties style:text-underline-style="none" officeooo:rsid="0021586d"/>
    </style:style>
    <style:style style:name="T7" style:family="text">
      <style:text-properties style:text-underline-style="none" officeooo:rsid="002ae0b8"/>
    </style:style>
    <style:style style:name="T8" style:family="text">
      <style:text-properties style:text-underline-style="none" officeooo:rsid="002bc523"/>
    </style:style>
    <style:style style:name="T9" style:family="text">
      <style:text-properties officeooo:rsid="002ae0b8"/>
    </style:style>
    <style:style style:name="T10" style:family="text">
      <style:text-properties officeooo:rsid="002bc523"/>
    </style:style>
    <style:style style:name="T11" style:family="text">
      <style:text-properties officeooo:rsid="002c9b97"/>
    </style:style>
    <style:style style:name="T12" style:family="text">
      <style:text-properties officeooo:rsid="002e1e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Output file</text:span>:</text:p>
      <text:p text:style-name="P6">Operations performed :</text:p>
      <text:p text:style-name="P5">1) <text:span text:style-name="T11">Register</text:span></text:p>
      <text:p text:style-name="P5">2) <text:span text:style-name="T11">Search</text:span></text:p>
      <text:p text:style-name="P5">3) <text:span text:style-name="T11">Download</text:span></text:p>
      <text:p text:style-name="P5">4) <text:span text:style-name="T11">Exit</text:span></text:p>
      <text:p text:style-name="P19">_____________________________________________</text:p>
      <text:p text:style-name="P17"><text:span text:style-name="T6">CASE1 </text:span><text:span text:style-name="T7">Starting 8 Index servers, </text:span><text:span text:style-name="T8">1 File server, 1 Client</text:span></text:p>
      <text:p text:style-name="P12">___________________________________________________________________________________</text:p>
      <text:p text:style-name="P7"/>
      <text:p text:style-name="P10"><text:span text:style-name="T10">Index </text:span>Server </text:p>
      <text:p text:style-name="P25">Creating new Distributed Hash Table</text:p>
      <text:p text:style-name="P18"><text:span text:style-name="T3">Indexing Server</text:span><text:span text:style-name="T4">0</text:span><text:span text:style-name="T3"> started</text:span></text:p>
      <text:p text:style-name="P7"/>
      <text:p text:style-name="P25">Creating new Distributed Hash Table</text:p>
      <text:p text:style-name="P32">Indexing Server1 started</text:p>
      <text:p text:style-name="P7">.</text:p>
      <text:p text:style-name="P7">.</text:p>
      <text:p text:style-name="P7">.</text:p>
      <text:p text:style-name="P25">Creating new Distributed Hash Table</text:p>
      <text:p text:style-name="P18"><text:span text:style-name="T3">Indexing Server</text:span><text:span text:style-name="T4">7</text:span><text:span text:style-name="T3"> started</text:span></text:p>
      <text:p text:style-name="P11">File Server</text:p>
      <text:p text:style-name="P26">File server started to listen on port : 1916</text:p>
      <text:p text:style-name="P11"/>
      <text:p text:style-name="P11">Client</text:p>
      <text:p text:style-name="P26">* * * * * MENU * * * * * *</text:p>
      <text:p text:style-name="P32">1. Register <text:tab/>2. Search</text:p>
      <text:p text:style-name="P32">3. Download <text:tab/>4. Exit</text:p>
      <text:p text:style-name="P9"/>
      <text:p text:style-name="P12">___________________________________________________________________________________</text:p>
      <text:p text:style-name="P29">CASE2 Registering a file</text:p>
      <text:p text:style-name="P12">___________________________________________________________________________________</text:p>
      <text:p text:style-name="P8">A. <text:span text:style-name="T9">Register </text:span>(<text:span text:style-name="T10">1KB.txt, IP+Port</text:span>)</text:p>
      <text:p text:style-name="P8">Output : </text:p>
      <text:p text:style-name="P22"/>
      <text:p text:style-name="P22">Client <text:s/>:</text:p>
      <text:p text:style-name="P22"/>
      <text:p text:style-name="P33">* * * * * MENU * * * * * *</text:p>
      <text:p text:style-name="P33">1. Register <text:tab/>2. Search</text:p>
      <text:p text:style-name="P33">3. Download <text:tab/>4. Exit</text:p>
      <text:p text:style-name="P33">Enter your choice</text:p>
      <text:p text:style-name="P38">1</text:p>
      <text:p text:style-name="P33">Enter file name</text:p>
      <text:p text:style-name="P38">1KB.txt</text:p>
      <text:p text:style-name="P22"/>
      <text:p text:style-name="P22">Server :</text:p>
      <text:p text:style-name="P20"><text:span text:style-name="T5">/10.0.0.4/1916 Register 1KB.txt<text:tab/></text:span>___________________________________________________________________________________</text:p>
      <text:p text:style-name="P29">CASE3 Searching a non-existing file</text:p>
      <text:p text:style-name="P12"><text:soft-page-break/>___________________________________________________________________________________</text:p>
      <text:p text:style-name="P21">Client <text:s/>:</text:p>
      <text:p text:style-name="P21"/>
      <text:p text:style-name="P32">* * * * * MENU * * * * * *</text:p>
      <text:p text:style-name="P32">1. Register <text:tab/>2. Search</text:p>
      <text:p text:style-name="P32">3. Download <text:tab/>4. Exit</text:p>
      <text:p text:style-name="P32">Enter your choice</text:p>
      <text:p text:style-name="P37">2</text:p>
      <text:p text:style-name="P32">Enter file name</text:p>
      <text:p text:style-name="P37">abc.txt</text:p>
      <text:p text:style-name="P32">File not found</text:p>
      <text:p text:style-name="P12">___________________________________________________________________________________</text:p>
      <text:p text:style-name="P29">CASE4 Searching an existing file</text:p>
      <text:p text:style-name="P12">___________________________________________________________________________________</text:p>
      <text:p text:style-name="P19"/>
      <text:p text:style-name="P21">Client <text:s/>:</text:p>
      <text:p text:style-name="P34">* * * * * MENU * * * * * *</text:p>
      <text:p text:style-name="P32">1. Register <text:tab/>2. Search</text:p>
      <text:p text:style-name="P32">3. Download <text:tab/>4. Exit</text:p>
      <text:p text:style-name="P32">Enter your choice</text:p>
      <text:p text:style-name="P37">2</text:p>
      <text:p text:style-name="P32">Enter file name</text:p>
      <text:p text:style-name="P37">1KB.txt</text:p>
      <text:p text:style-name="P32">File found on :</text:p>
      <text:p text:style-name="P32">/10.0.0.4/1916</text:p>
      <text:p text:style-name="P23"/>
      <text:p text:style-name="P22">Server :</text:p>
      <text:p text:style-name="P35">10.0.0.4/1964 Search 1KB.txt</text:p>
      <text:p text:style-name="P32"><text:s/>/10.0.0.4/1916</text:p>
      <text:p text:style-name="P22"/>
      <text:p text:style-name="P13">___________________________________________________________________________________</text:p>
      <text:p text:style-name="P30">CASE5 Download request for a non existing file</text:p>
      <text:p text:style-name="P13">___________________________________________________________________________________</text:p>
      <text:p text:style-name="P2"/>
      <text:p text:style-name="P27">* * * * * MENU * * * * * *</text:p>
      <text:p text:style-name="P32">1. Register <text:tab/>2. Search</text:p>
      <text:p text:style-name="P32">3. Download <text:tab/>4. Exit</text:p>
      <text:p text:style-name="P32">Enter your choice</text:p>
      <text:p text:style-name="P37">3</text:p>
      <text:p text:style-name="P32">Enter file name</text:p>
      <text:p text:style-name="P37">abc.txt</text:p>
      <text:p text:style-name="P32">File not found</text:p>
      <text:p text:style-name="P3"/>
      <text:p text:style-name="P13">___________________________________________________________________________________</text:p>
      <text:p text:style-name="P30">CASE6 Download request for an existing file</text:p>
      <text:p text:style-name="P13">___________________________________________________________________________________</text:p>
      <text:p text:style-name="P15"/>
      <text:p text:style-name="P28">* * * * * MENU * * * * * *</text:p>
      <text:p text:style-name="P32">1. Register <text:tab/>2. Search</text:p>
      <text:p text:style-name="P32">3. Download <text:tab/>4. Exit</text:p>
      <text:p text:style-name="P32">Enter your choice</text:p>
      <text:p text:style-name="P37">3</text:p>
      <text:p text:style-name="P32">Enter file name</text:p>
      <text:p text:style-name="P37"><text:soft-page-break/>1KB.txt</text:p>
      <text:p text:style-name="P32">Downloading from file server: /10.0.0.4/1916</text:p>
      <text:p text:style-name="P24"/>
      <text:p text:style-name="P32">10.0.0.4</text:p>
      <text:p text:style-name="P32">File name sent</text:p>
      <text:p text:style-name="P32">Packet:1.0</text:p>
      <text:p text:style-name="P36">Packet:<text:span text:style-name="T12">2</text:span>.0</text:p>
      <text:p text:style-name="P14">___________________________________________________________________________________</text:p>
      <text:p text:style-name="P31">CASE7 Exiting the program</text:p>
      <text:p text:style-name="P14">___________________________________________________________________________________</text:p>
      <text:p text:style-name="P16"/>
      <text:p text:style-name="P16"/>
      <text:p text:style-name="P16"/>
      <text:p text:style-name="P32">* * * * * MENU * * * * * *</text:p>
      <text:p text:style-name="P32">1. Register <text:tab/>2. Search</text:p>
      <text:p text:style-name="P32">3. Download <text:tab/>4. Exit</text:p>
      <text:p text:style-name="P32">Enter your choice</text:p>
      <text:p text:style-name="P37">4</text:p>
      <text:p text:style-name="P32">THANK YOU!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11in" style:contextual-spacing="false"/>
      <style:text-properties officeooo:paragraph-rsid="00282f93" style:language-asian="en" style:country-asian="IN"/>
    </style:style>
    <style:style style:name="MT1" style:family="text">
      <style:text-properties officeooo:rsid="002deb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OS Prog Assignment #<text:span text:style-name="MT1">3</text:span><text:tab/><text:tab/><text:tab/><text:tab/><text:tab/>Ms. Sampada L. Pingale (A2036118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02:04.732255101</meta:creation-date>
    <dc:date>2015-11-08T23:44:15.265919391</dc:date>
    <meta:editing-duration>PT5H1M55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3" meta:paragraph-count="103" meta:word-count="351" meta:character-count="2775" meta:non-whitespace-character-count="2503"/>
  </office:meta>
</office:document-meta>
</file>